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97f2" officeooo:paragraph-rsid="000697f2"/>
    </style:style>
    <style:style style:name="P2" style:family="paragraph" style:parent-style-name="Standard">
      <style:text-properties officeooo:rsid="000734ce" officeooo:paragraph-rsid="000734ce"/>
    </style:style>
    <style:style style:name="P3" style:family="paragraph" style:parent-style-name="Standard">
      <style:text-properties officeooo:rsid="0008e405" officeooo:paragraph-rsid="0008e405"/>
    </style:style>
    <style:style style:name="P4" style:family="paragraph" style:parent-style-name="Standard">
      <style:text-properties officeooo:rsid="0009af60" officeooo:paragraph-rsid="0009af60"/>
    </style:style>
    <style:style style:name="P5" style:family="paragraph" style:parent-style-name="Standard">
      <style:text-properties officeooo:rsid="0009ba06" officeooo:paragraph-rsid="0009ba06"/>
    </style:style>
    <style:style style:name="T1" style:family="text">
      <style:text-properties officeooo:rsid="0008e4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ame + Thema</text:p>
      <text:p text:style-name="P1"/>
      <text:p text:style-name="P1">2: Gliederung 1+2 – 3+4 – 5 </text:p>
      <text:p text:style-name="P1"/>
      <text:p text:style-name="P1">3: Motivation:</text:p>
      <text:p text:style-name="P1">- Um Daten von einem Rechner zu bel. Vielen Rechnern zu übertragen wird häufig eine C/S-Architektur genutzt</text:p>
      <text:p text:style-name="P1"/>
      <text:p text:style-name="P1">- Jedoch skaliert das C/S-Modell im Allgemeinen nicht:</text:p>
      <text:p text:style-name="P1">→ Der Server hat nur eine bestimmte Uploadbandbreite.</text:p>
      <text:p text:style-name="P1">→ Jeder Client bekommt einen fairen Anteil der UBB, dadurch bremsen neue Clients alle anderen Clients aus (Videostreaming irgendwann nicht mehr möglich)</text:p>
      <text:p text:style-name="P1">→ Außerdem ineffizient: Jeder Client stellt ebenfalls einen kleinen Server dar, bleibt jedoch ungenutzt.</text:p>
      <text:p text:style-name="P1"/>
      <text:p text:style-name="P1">Durch Verwendung eines P2P Netzwerkwerkes kann man dem entgegenwirken:</text:p>
      <text:p text:style-name="P1">→ Jeder Peer hilft bei der Datenverbreitung, indem er empfangene Daten weiterleitet</text:p>
      <text:p text:style-name="P1">→ Server heißt nun Super-Peer</text:p>
      <text:p text:style-name="P1">→ Super-Peer wird nicht stärker belastet als andere Peers, daher können selbst Peers mit geringer UBB als Super-Peer fungieren (Smarthpone Livestream)</text:p>
      <text:p text:style-name="P1"/>
      <text:p text:style-name="P1"/>
      <text:p text:style-name="P2">4: Zielsetzung:</text:p>
      <text:p text:style-name="P2">→ Es soll eine P2P Anwendung entwickelt werden, um Daten effizient von einem Super-Peer ausgehend zu bel. Vielen Peers zu übertragen.</text:p>
      <text:p text:style-name="P2">Dabei soll beachtet werden:</text:p>
      <text:p text:style-name="P2">→ Die Peers sollten möglichst viel helfen beim Uploaden</text:p>
      <text:p text:style-name="P2">→ Alle Peers sollten ca. zur selben Zeit den Transfer fertigstellen (Wichtig für Video/Audio-Streaming)</text:p>
      <text:p text:style-name="P2">→ Die Gesamtdauer soll möglichst nicht durch die Anzahl der Peers beeinflusst werden</text:p>
      <text:p text:style-name="P2">→ -----.------- kleiner als 2*T_0</text:p>
      <text:p text:style-name="P2"/>
      <text:p text:style-name="P2"/>
      <text:p text:style-name="P2">5: Umsetzung – <text:span text:style-name="T1">ChunkedSwarm – Ansatz:</text:span></text:p>
      <text:p text:style-name="P2"/>
      <text:p text:style-name="P3">Chunked-Swarm (Nenne nur ich so, Prinzip aber gleich bei BT oder ähnlichem)</text:p>
      <text:p text:style-name="P3">→ Daten werden in kleine Teile geteilt (Chunks)</text:p>
      <text:p text:style-name="P3">→ Es sollte min. soviele Chunks wie Peers geben, damit der Ansatz effizient funktioniert (nächste F sagt warum)</text:p>
      <text:p text:style-name="P3">→ Erhaltene Chunks werden von Peers weitergeleitet</text:p>
      <text:p text:style-name="P3">→ Gleiche UBB zur Vereinfachung, aber nicht zwingend notwendig.</text:p>
      <text:p text:style-name="P3"/>
      <text:p text:style-name="P3"/>
      <text:p text:style-name="P3">6: Umsetzung – ChunkedSwarm – Ablauf + Gesamtdauer:</text:p>
      <text:p text:style-name="P3">→ 2 Phasen, erklären am Beamer (Keine ZEIT erwähnen!!!)</text:p>
      <text:p text:style-name="P3"/>
      <text:p text:style-name="P3">7: Umsetzung – ChunkedSwarm – Eigenschaften:</text:p>
      <text:p text:style-name="P3">→ Verdopplung → Halbierung</text:p>
      <text:p text:style-name="P3">→ Formel kurz erläutern, nicht zu lang.</text:p>
      <text:p text:style-name="P3">→ Da immer kleine 2T0 → Realtime </text:p>
      <text:p text:style-name="P3"/>
      <text:p text:style-name="P3"/>
      <text:p text:style-name="P4"><text:soft-page-break/>8: Impl:</text:p>
      <text:p text:style-name="P4">Mesh Topologie,</text:p>
      <text:p text:style-name="P4">Pull-Based (Hat Implikationen),</text:p>
      <text:p text:style-name="P4">Announcements,</text:p>
      <text:p text:style-name="P4">Automatic Reconnect,</text:p>
      <text:p text:style-name="P4"/>
      <text:p text:style-name="P4">9: Impl:</text:p>
      <text:p text:style-name="P4">DeadPeerDetection: Wichtig wegen disjunkt</text:p>
      <text:p text:style-name="P4">TrafficShaping: UBB &amp; DBB präzise drosselbar</text:p>
      <text:p text:style-name="P4">Java</text:p>
      <text:p text:style-name="P4"/>
      <text:p text:style-name="P4"/>
      <text:p text:style-name="P5">10: Methodik:</text:p>
      <text:p text:style-name="P5">Um die Effizienz der entwickelten Applikation zu ermitteln, gibt es verschiedene Szenarien, wobei das erste Szenario das DEFAULT Szenario ist und alle anderen Szeanrios Abwandlungen sind (Heißt sie unterscheiden sich lediglich in einem Aspekt).</text:p>
      <text:p text:style-name="P5">Plots: Duchschnitt + Konfidenz 95</text:p>
      <text:p text:style-name="P5"/>
      <text:p text:style-name="P5">11: Besonderheiten: </text:p>
      <text:p text:style-name="P5">- Kein TCP</text:p>
      <text:p text:style-name="P5">- Keine Serialisierung von Paketen → Spart viel CPU und RAM</text:p>
      <text:p text:style-name="P5">- ABER: Die Paketgröße wird simuliert: Wichtig für TrafficShaping.</text:p>
      <text:p text:style-name="P5"/>
      <text:p text:style-name="P5">REST AN DER TAFEL</text:p>
      <text:p text:style-name="P5"/>
      <text:p text:style-name="P5"><text:s/></text:p>
      <text:p text:style-name="P4"/>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09:16:12.124468000</meta:creation-date>
    <dc:date>2014-12-02T09:38:42.244985000</dc:date>
    <meta:editing-duration>PT13M5S</meta:editing-duration>
    <meta:editing-cycles>5</meta:editing-cycles>
    <meta:generator>LibreOffice/4.2.6.3$MacOSX_x86 LibreOffice_project/3fd416d4c6db7d3204c17ce57a1d70f6e531ee21</meta:generator>
    <meta:document-statistic meta:table-count="0" meta:image-count="0" meta:object-count="0" meta:page-count="2" meta:paragraph-count="49" meta:word-count="384" meta:character-count="2588" meta:non-whitespace-character-count="2241"/>
  </office:meta>
</office:document-meta>
</file>